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Heading_20_3">
      <style:text-properties style:text-line-through-style="solid"/>
    </style:style>
    <style:style style:name="P8" style:family="paragraph" style:parent-style-name="Text_20_body">
      <style:text-properties style:text-line-through-style="solid"/>
    </style:style>
    <style:style style:name="P9" style:family="paragraph" style:parent-style-name="Table_20_Contents">
      <style:text-properties fo:font-style="italic" style:font-style-asian="italic" style:font-style-complex="italic"/>
    </style:style>
    <style:style style:name="P10" style:family="paragraph" style:parent-style-name="Heading_20_1">
      <style:paragraph-properties fo:break-before="page"/>
    </style:style>
    <style:style style:name="P11" style:family="paragraph" style:parent-style-name="Table_20_Heading">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parent-style-name="Source_20_Text">
      <style:text-properties style:text-line-through-style="solid"/>
    </style:style>
    <style:style style:name="T3" style:family="text">
      <style:text-properties style:text-line-through-style="solid"/>
    </style:style>
    <style:style style:name="T4" style:family="text">
      <style:text-properties fo:font-style="normal" fo:font-weight="normal" style:font-style-asian="normal" style:font-weight-asian="normal" style:font-style-complex="normal" style:font-weight-complex="normal"/>
    </style:style>
    <style:style style:name="T5"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P7" text:outline-level="3">MINVALUE, MAXVALUE</text:h>
      <table:table table:name="Table14" table:style-name="Table14">
        <table:table-column table:style-name="Table14.A"/>
        <table:table-row>
          <table:table-cell table:style-name="Table14.A1" office:value-type="string">
            <text:p text:style-name="P6"><text:span text:style-name="T2">MINVALUE &lt;identifier&gt; &lt;integer&gt;</text:span></text:p>
            <text:p text:style-name="P6"><text:span text:style-name="T2">MAXVALUE &lt;identifier&gt; &lt;integer&gt;</text:span></text:p>
          </table:table-cell>
        </table:table-row>
      </table:table>
      <text:p text:style-name="P8"/>
      <text:p text:style-name="Text_20_body"><text:span text:style-name="T3">These are used to define the range of numerical tag matching (explained in next section). The identifier here is e.g. the </text:span><text:span text:style-name="T2">F</text:span><text:span text:style-name="T3"> in </text:span><text:span text:style-name="T2">&lt;F=15&gt;</text:span><text:span text:style-name="T3">. You do not need to define these, nor do you need to define both at the same time; it will help if you know the range, but dynamic matching can be done even if you don't.</text:span></text:p>
      <text:p text:style-name="Text_20_body"/>
      <text:h text:style-name="Heading_20_3" text:outline-level="3"><text:span text:style-name="T3">DEFINEGLOBAL, </text:span>SETGLOBAL, REMGLOBAL</text:h>
      <table:table table:name="Table15" table:style-name="Table15">
        <table:table-column table:style-name="Table15.A"/>
        <table:table-row>
          <table:table-cell table:style-name="Table15.A1" office:value-type="string">
            <text:p text:style-name="P6"><text:span text:style-name="T2">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text:span text:style-name="T3">First you define a uniquely-named global variable and all the values it must be possible for it to be, after which </text:span>you can set and unset the variable to these values based on contextual tests. You can also test the value of a global variable in contextual tests via <text:span text:style-name="Source_20_Text">VAR:variable_name:value</text:span> or test if it is set at all with <text:span text:style-name="Source_20_Text">VAR: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9">(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4">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text:span text:style-name="T3">'w' for wildcard matching, </text:span>and 'r' for a Perl Compatible Regular Expression (PCRE) match<text:note text:id="ftn0" text:note-class="footnote"><text:note-citation>3</text:note-citation><text:note-body><text:p text:style-name="Footnote">http://icu.sourceforge.net/userguide/regexp.html</text:p></text:note-body></text:note>.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5">≥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text:span text:style-name="T3">If you pass minimum and maximum attainable values to the parser, it can preprocess these tags into a finite list such as </text:span><text:span text:style-name="T2">&lt;F:15&gt; </text:span><text:span text:style-name="Source_20_Text"><text:span text:style-name="T2">&lt;F:16&gt; ... </text:span></text:span><text:span text:style-name="Source_20_Text"><text:span text:style-name="Source_20_Text"><text:span text:style-name="T2">&lt;F:29&gt; </text:span></text:span></text:span><text:span text:style-name="Source_20_Text"><text:span text:style-name="Source_20_Text"><text:span text:style-name="Source_20_Text"><text:span text:style-name="T2">&lt;F:30&gt;</text:span></text:span></text:span></text:span><text:span text:style-name="T3"> and </text:span><text:span text:style-name="T2">&lt;W:66&gt; </text:span><text:span text:style-name="Source_20_Text"><text:span text:style-name="T2">&lt;W:67&gt; ... </text:span></text:span><text:span text:style-name="Source_20_Text"><text:span text:style-name="Source_20_Text"><text:span text:style-name="T2">&lt;W:999&gt; </text:span></text:span></text:span><text:span text:style-name="Source_20_Text"><text:span text:style-name="Source_20_Text"><text:span text:style-name="Source_20_Text"><text:span text:style-name="T2">&lt;W:1000&gt;</text:span></text:span></text:span></text:span><text:span text:style-name="T3">, assuming we set 1000 as max value.</text:span></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Another way to span windows is to append <text:span text:style-name="Source_20_Text">W</text:span> to the position; this will cause the test to look beyond the current window into previous or next windows depending on the direction of search. The number of windows to keep around for these operations are defined on the command line.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10"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10"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11">CG-2</text:p>
          </table:table-cell>
          <table:table-cell table:style-name="CGVersions.A2" office:value-type="string">
            <text:p text:style-name="P11">VISLCG</text:p>
          </table:table-cell>
          <table:table-cell table:style-name="CGVersions.C2" office:value-type="string">
            <text:p text:style-name="P11">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2">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P12">CORRECTIONS</text:p>
            <text:p text:style-name="Table_20_Contents">SUBSTITUTE</text:p>
            <text:p text:style-name="Table_20_Contents">APPEND</text:p>
            <text:p text:style-name="Table_20_Contents"/>
            <text:p text:style-name="P12">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2">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10" text:outline-level="1">Raw Brainstorm Text</text:h>
      <text:p text:style-name="Text_20_body"/>
      <text:p text:style-name="P13"><text:s text:c="4"/>* Central/modular engine with a wrapper for piping (e.g., vislcg/bincg), one for distribution generation (e.g., gencg), and one for embedding (e.g., OrdRet).</text:p>
      <text:p text:style-name="P13"><text:s text:c="4"/>* Primary emphasis on speed. Target is 5 to 10 times faster than the current implementation.</text:p>
      <text:p text:style-name="P13"><text:s text:c="4"/>* Pre-compute all set operations in rules. This takes a lot of memory and increases the startup time, but decreases the overall run time for large inputs.</text:p>
      <text:p text:style-name="P13"><text:s text:c="4"/>* Word / Sentence / Document meta information</text:p>
      <text:p text:style-name="P13"><text:s text:c="4"/>* Regular Expressions</text:p>
      <text:p text:style-name="P13"><text:s text:c="4"/>* Literal string modifiers, a'la "&lt;af&gt;"i for a case-insensitive match, "&lt;a*f&gt;"w for a wildcard match, and "&lt;a[fd]&gt;"r for a regexp match. Mixing wildcard with regexp is not supported, but wildcard+nocase and regexp+nocase is fine.</text:p>
      <text:p text:style-name="P13"><text:s text:c="4"/>* Tags are positive or negative. All are positive by default, but can be negated with !tag, which means everything except tag.</text:p>
      <text:p text:style-name="P13"><text:s text:c="4"/>* Tags can furthermore be denied a'la ^tag, which means if tag is in the reading it can never match the set.</text:p>
      <text:p text:style-name="P13"><text:s text:c="4"/>* The tag (*) will always match all existing readings, meaning you can do (3 (*)) to simply verify that a cohort exists 3 positions to the right. The tag itself cannot have modifiers of any kind, as they would not make sense.</text:p>
      <text:p text:style-name="P13">* DELIMITER and PREFERRED-TARGETS can contain any tag.</text:p>
      <text:p text:style-name="P13">* PREFERRED-TARGETS has been changed to operate on the last removed reading by pulling a preferred reading back from the dead.</text:p>
      <text:p text:style-name="P13">* Tests can refer to previous and subsequent windows with &lt; and &gt; positions.</text:p>
      <text:p text:style-name="P13">*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3"><text:s text:c="4"/>* Reference and compare numerical values a'la the &lt;W:65&gt; tags. All tags in the input matching /&lt;[a-z]+:[0-9]+&gt;/i will be checked against tags in the CG matching /&lt;[a-z]+[:=&lt;&gt;][0-9]+&gt;/i. E.g., the CG tags &lt;W=65&gt; and &lt;W&gt;10&gt; will both match the input tag &lt;W:65&gt;.</text:p>
      <text:p text:style-name="P13"><text:s text:c="4"/>* Order of application as order in file</text:p>
      <text:p text:style-name="P13"><text:s text:c="4"/>* Named offsets, Jumps to named offsets.</text:p>
      <text:p text:style-name="P13"><text:s text:c="4"/>* (NOT -2 xyz) risks being true for the first word if it is the only context.</text:p>
      <text:p text:style-name="P13"><text:s text:c="4"/>* SUBSTITUTE</text:p>
      <text:p text:style-name="P13"><text:s text:c="4"/>* APPEND, now with a target.</text:p>
      <text:p text:style-name="P13"><text:s text:c="4"/>* wordform DELIMIT target tests, in a mapping context.</text:p>
      <text:p text:style-name="P13"><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3"><text:s text:c="4"/>* Threading: Since sentences must be run through the engine one at a time and completely self-contained, we can utilize multi-CPU machines better by processing multiple sentences in parallel.</text:p>
      <text:p text:style-name="P13"><text:s text:c="4"/>* The test (1 (!tag)) is equivalent to (NOT 1 (tag)), but the latter is generally faster.</text:p>
      <text:p text:style-name="P13"><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7</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9-26T20:10:01</dc:date>
    <meta:editing-cycles>324</meta:editing-cycles>
    <meta:editing-duration>P1DT8H42M6S</meta:editing-duration>
    <meta:user-defined meta:name="Info 1"/>
    <meta:user-defined meta:name="Info 2"/>
    <meta:user-defined meta:name="Info 3"/>
    <meta:user-defined meta:name="Info 4"/>
    <meta:document-statistic meta:table-count="20" meta:image-count="0" meta:object-count="0" meta:page-count="12" meta:paragraph-count="304" meta:word-count="3215" meta:character-count="18730"/>
  </office:meta>
</office:document-meta>
</file>